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fb89"/>
    </style:style>
    <style:style style:name="T1" style:family="text">
      <style:text-properties officeooo:rsid="0011fb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3<text:line-break/>Seven segment display <text:line-break/><text:line-break/>Manupriya Gupta 2018CS10355<text:line-break/>Muskan Himmatsinghka 2018CS10359 <text:line-break/><text:line-break/>This design of seven segment display enables us to display a particular decimal digit on the digital seven segment display on Basys3 board. <text:line-break/><text:line-break/>We made logic circuits for each component of the digital display as to when they should light up for displaying a particular number. This logic we arrived at using K map technique. <text:line-break/><text:line-break/>Only one anode was made active and the cathode bit value based on the schematic diagram. <text:line-break/><text:line-break/>The following were the test cases : <text:line-break/>0000 0 </text:p>
      <text:p text:style-name="P1"><text:span text:style-name="T1">0000 1</text:span><text:line-break/>0010 2</text:p>
      <text:p text:style-name="P1"><text:span text:style-name="T1">0011 3</text:span><text:line-break/>0100 4</text:p>
      <text:p text:style-name="P1"><text:span text:style-name="T1">0110 6</text:span></text:p>
      <text:p text:style-name="P1"><text:span text:style-name="T1">0111 7</text:span></text:p>
      <text:p text:style-name="P1"><text:span text:style-name="T1">1000 8</text:span><text:line-break/>1001 9<text:line-break/>0101 5<text:line-break/><text:line-break/>LHS if the table contains input in order of b0,b1,b2,b3 and RHS contains what is displayed on the digital displa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15:54:05.570419285</meta:creation-date>
    <dc:date>2019-08-13T15:57:29.225599674</dc:date>
    <meta:editing-duration>PT3M23S</meta:editing-duration>
    <meta:editing-cycles>1</meta:editing-cycles>
    <meta:document-statistic meta:table-count="0" meta:image-count="0" meta:object-count="0" meta:page-count="1" meta:paragraph-count="6" meta:word-count="129" meta:character-count="727" meta:non-whitespace-character-count="591"/>
    <meta:generator>LibreOffice/5.1.6.2$Linux_X86_64 LibreOffice_project/10m0$Build-2</meta:generator>
  </office:meta>
</office:document-meta>
</file>